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19.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9.0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8.165cm" fo:min-width="19.09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032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.397cm" svg:x="1cm" svg:y="3.286cm">
          <text:p text:style-name="P1">Menu / navig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18.415cm" svg:x="1cm" svg:y="6.207cm">
          <text:p text:style-name="P1">Tabbed interface </text:p>
          <text:p text:style-name="P1">1. wallet</text:p>
          <text:p text:style-name="P1">2. Set stop losses for asset</text:p>
          <text:p text:style-name="P1">3. <text:s/>Chart…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6:23:41.609444857</meta:creation-date>
    <dc:date>2021-07-28T16:27:06.078671296</dc:date>
    <meta:editing-duration>PT3M25S</meta:editing-duration>
    <meta:editing-cycles>1</meta:editing-cycles>
    <meta:generator>LibreOffice/6.4.7.2$Linux_X86_64 LibreOffice_project/40$Build-2</meta:generator>
    <meta:document-statistic meta:object-count="3"/>
  </office:meta>
</office:document-meta>
</file>